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F000002004F1374B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eX Gyre Termes" svg:font-family="'TeX Gyre Termes'" style:font-pitch="variable"/>
    <style:font-face style:name="TeXGyreHeros" svg:font-family="TeXGyreHeros" style:font-family-generic="modern" style:font-pitch="variable"/>
    <style:font-face style:name="TeXGyreTermes" svg:font-family="TeXGyreTermes" style:font-family-generic="moder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draw:fill="solid" draw:fill-color="#fff59d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16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50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draw:fill-color="#ffffff" draw:textarea-vertical-align="middle" fo:min-height="0.632cm" loext:decorative="false"/>
      <style:paragraph-properties style:writing-mode="lr-tb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616cm" fo:min-width="0cm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TeXGyreHeros" fo:font-size="24pt" style:font-size-asian="24pt" style:font-size-complex="24pt"/>
    </style:style>
    <style:style style:name="P3" style:family="paragraph">
      <loext:graphic-properties draw:fill="none" draw:fill-color="#ffffff"/>
      <style:paragraph-properties fo:text-align="center"/>
      <style:text-properties style:font-name="TeXGyreHeros"/>
    </style:style>
    <style:style style:name="P4" style:family="paragraph">
      <style:paragraph-properties fo:text-align="center"/>
      <style:text-properties style:font-name="TeXGyreTermes" fo:font-size="18pt" style:font-size-asian="18pt" style:font-size-complex="18pt"/>
    </style:style>
    <style:style style:name="P5" style:family="paragraph">
      <loext:graphic-properties draw:fill="none" draw:fill-color="#ffffff"/>
      <style:paragraph-properties fo:text-align="center"/>
      <style:text-properties style:font-name="TeXGyreTermes" fo:font-size="18pt" style:font-size-asian="18pt" style:font-size-complex="18pt"/>
    </style:style>
    <style:style style:name="P6" style:family="paragraph">
      <loext:graphic-properties draw:fill-color="#000000"/>
      <style:paragraph-properties style:writing-mode="lr-tb"/>
      <style:text-properties fo:font-size="12pt"/>
    </style:style>
    <style:style style:name="T1" style:family="text">
      <style:text-properties style:font-name="TeXGyreHeros" fo:font-size="24pt" style:font-size-asian="24pt" style:font-size-complex="24pt"/>
    </style:style>
    <style:style style:name="T2" style:family="text">
      <style:text-properties style:font-name="TeXGyreHeros" fo:font-size="10pt" style:font-size-asian="10pt" style:font-size-complex="10pt"/>
    </style:style>
    <style:style style:name="T3" style:family="text">
      <style:text-properties style:font-name="TeXGyreTermes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0.32cm" svg:height="1.466cm" svg:x="0cm" svg:y="-0.098cm">
          <draw:text-box>
            <text:p text:style-name="P1"><text:span text:style-name="T1">The Empirical Rule</text:span></text:p>
          </draw:text-box>
        </draw:frame>
        <draw:frame draw:style-name="gr2" draw:text-style-name="P3" draw:layer="layout" svg:width="20.32cm" svg:height="0.755cm" svg:x="0cm" svg:y="11.945cm">
          <draw:text-box>
            <text:p text:style-name="P1"><text:span text:style-name="T2">Access for free at https://openstax.org/books/introductory-statistics-2e/pages/1-introduction </text:span></text:p>
          </draw:text-box>
        </draw:frame>
        <draw:frame draw:style-name="gr3" draw:text-style-name="P1" draw:layer="layout" svg:width="17.78cm" svg:height="10.338cm" svg:x="1.587cm" svg:y="1.587cm">
          <draw:image xlink:href="Pictures/100000010000036F000002004F1374B7.png" xlink:type="simple" xlink:show="embed" xlink:actuate="onLoad" draw:mime-type="image/png">
            <text:p/>
          </draw:image>
        </draw:frame>
        <draw:frame draw:name="Text Frame 6" draw:style-name="gr4" draw:text-style-name="P5" draw:layer="layout" svg:width="2.223cm" svg:height="1.098cm" svg:x="3.809cm" svg:y="7.62cm">
          <draw:text-box>
            <text:p text:style-name="P4"><text:span text:style-name="T3">2.35%</text:span></text:p>
          </draw:text-box>
        </draw:frame>
        <draw:frame draw:name="Text Frame 2" draw:style-name="gr4" draw:text-style-name="P5" draw:layer="layout" svg:width="2.223cm" svg:height="1.098cm" svg:x="14.287cm" svg:y="7.62cm">
          <draw:text-box>
            <text:p text:style-name="P4"><text:span text:style-name="T3">2.35%</text:span></text:p>
          </draw:text-box>
        </draw:frame>
        <draw:custom-shape draw:name="Shape 2" draw:style-name="gr5" draw:text-style-name="P6" draw:layer="layout" svg:width="0.313cm" svg:height="0.989cm" svg:x="4.762cm" svg:y="8.5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Shape 1" draw:style-name="gr5" draw:text-style-name="P6" draw:layer="layout" svg:width="0.313cm" svg:height="0.989cm" svg:x="15.24cm" svg:y="8.5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Text Frame 1" draw:style-name="gr4" draw:text-style-name="P5" draw:layer="layout" svg:width="2.223cm" svg:height="1.098cm" svg:x="5.874cm" svg:y="8.89cm">
          <draw:text-box>
            <text:p text:style-name="P4"><text:span text:style-name="T3">13.5%</text:span></text:p>
          </draw:text-box>
        </draw:frame>
        <draw:frame draw:name="Text Frame 3" draw:style-name="gr4" draw:text-style-name="P5" draw:layer="layout" svg:width="2.223cm" svg:height="1.098cm" svg:x="12.222cm" svg:y="8.89cm">
          <draw:text-box>
            <text:p text:style-name="P4"><text:span text:style-name="T3">13.5%</text:span></text:p>
          </draw:text-box>
        </draw:frame>
        <draw:frame draw:name="Text Frame 4" draw:style-name="gr4" draw:text-style-name="P5" draw:layer="layout" svg:width="2.223cm" svg:height="1.098cm" svg:x="10.16cm" svg:y="6.522cm">
          <draw:text-box>
            <text:p text:style-name="P4"><text:span text:style-name="T3">34%</text:span></text:p>
          </draw:text-box>
        </draw:frame>
        <draw:frame draw:name="Text Frame 5" draw:style-name="gr4" draw:text-style-name="P5" draw:layer="layout" svg:width="2.223cm" svg:height="1.098cm" svg:x="12.223cm" svg:y="8.89cm">
          <draw:text-box>
            <text:p text:style-name="P4"><text:span text:style-name="T3">13.5%</text:span></text:p>
          </draw:text-box>
        </draw:frame>
        <draw:frame draw:name="Text Frame 7" draw:style-name="gr4" draw:text-style-name="P5" draw:layer="layout" svg:width="2.223cm" svg:height="1.098cm" svg:x="8.009cm" svg:y="6.522cm">
          <draw:text-box>
            <text:p text:style-name="P4"><text:span text:style-name="T3">34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eX Gyre Termes" svg:font-family="'TeX Gyre Termes'" style:font-pitch="variable"/>
    <style:font-face style:name="TeXGyreHeros" svg:font-family="TeXGyreHeros" style:font-family-generic="modern" style:font-pitch="variable"/>
    <style:font-face style:name="TeXGyreTermes" svg:font-family="TeXGyreTermes" style:font-family-generic="moder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32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24T11:01:36.928000000</meta:creation-date>
    <meta:editing-duration>PT11M37S</meta:editing-duration>
    <meta:editing-cycles>3</meta:editing-cycles>
    <meta:generator>LibreOffice/24.2.2.2$Windows_x86 LibreOffice_project/d56cc158d8a96260b836f100ef4b4ef25d6f1a01</meta:generator>
    <dc:title>Info Card</dc:title>
    <dc:date>2024-04-24T11:13:14.491000000</dc:date>
    <meta:print-date>2024-04-24T11:18:17.256000000</meta:print-date>
    <meta:printed-by>PDF files</meta:printed-by>
    <meta:document-statistic meta:object-count="12"/>
    <meta:template xlink:type="simple" xlink:actuate="onRequest" xlink:title="Info Card" xlink:href="file:///E:/PortableApps/LibreOfficePortable/Data/settings/user/template/Info%20Card1.otg" meta:date="2024-04-24T11:01:36.685000000"/>
  </office:meta>
</office:document-meta>
</file>